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0000000C0ED0EE12603C93792.png" manifest:media-type="image/png"/>
  <manifest:file-entry manifest:full-path="Pictures/100022AD00002DEC000007280B40CD2FF31ADEC1.svg" manifest:media-type="image/svg+xml"/>
  <manifest:file-entry manifest:full-path="Pictures/10000001000001BC000000459C282A5CAB9454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01cm" table:align="left" fo:background-color="transparent">
        <style:background-image/>
      </style:table-properties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5.302cm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fo:font-size="6pt" officeooo:rsid="000ec5f8" officeooo:paragraph-rsid="000ec5f8" style:font-size-asian="5.25pt" style:font-size-complex="6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officeooo:rsid="000ed6da" officeooo:paragraph-rsid="000ed6da" style:font-size-asian="6pt" style:font-size-complex="6pt"/>
    </style:style>
    <style:style style:name="T1" style:family="text">
      <style:text-properties officeooo:rsid="001061f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" text:anchor-type="paragraph" svg:y="0cm" svg:width="0.61cm" svg:height="0.61cm" draw:z-index="1"><draw:image xlink:href="Pictures/10000001000000C0000000C0ED0EE12603C93792.png" xlink:type="simple" xlink:show="embed" xlink:actuate="onLoad" draw:mime-type="image/png"/></draw:frame></text:p>
          </table:table-cell>
          <table:table-cell table:style-name="Table1.A1" office:value-type="string">
            <text:p text:style-name="P3"><draw:frame draw:style-name="fr2" draw:name="Image2" text:anchor-type="paragraph" svg:x="0.101cm" svg:y="0cm" svg:width="4.053cm" svg:height="0.633cm" draw:z-index="0"><draw:image xlink:href="Pictures/100022AD00002DEC000007280B40CD2FF31ADEC1.svg" xlink:type="simple" xlink:show="embed" xlink:actuate="onLoad" draw:mime-type="image/svg+xml"/><draw:image xlink:href="Pictures/10000001000001BC000000459C282A5CAB945427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1:12:03.896000000</meta:creation-date>
    <dc:date>2025-02-22T11:03:48.418000000</dc:date>
    <meta:editing-duration>PT19M48S</meta:editing-duration>
    <meta:editing-cycles>9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0" meta:word-count="0" meta:character-count="0" meta:non-whitespace-character-count="0"/>
  </office:meta>
</office:document-meta>
</file>